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1.3811in"/>
    </style:style>
    <style:style style:name="co6" style:family="table-column">
      <style:table-column-properties fo:break-before="auto" style:column-width="1.3154in"/>
    </style:style>
    <style:style style:name="co7" style:family="table-column">
      <style:table-column-properties fo:break-before="auto" style:column-width="0.7575in"/>
    </style:style>
    <style:style style:name="co8" style:family="table-column">
      <style:table-column-properties fo:break-before="auto" style:column-width="0.8799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3.1327in"/>
    </style:style>
    <style:style style:name="co11" style:family="table-column">
      <style:table-column-properties fo:break-before="auto" style:column-width="4.0835in"/>
    </style:style>
    <style:style style:name="co12" style:family="table-column">
      <style:table-column-properties fo:break-before="auto" style:column-width="5.1091in"/>
    </style:style>
    <style:style style:name="co13" style:family="table-column">
      <style:table-column-properties fo:break-before="auto" style:column-width="4.7457in"/>
    </style:style>
    <style:style style:name="co14" style:family="table-column">
      <style:table-column-properties fo:break-before="auto" style:column-width="0.498in"/>
    </style:style>
    <style:style style:name="co15" style:family="table-column">
      <style:table-column-properties fo:break-before="auto" style:column-width="0.5098in"/>
    </style:style>
    <style:style style:name="co16" style:family="table-column">
      <style:table-column-properties fo:break-before="auto" style:column-width="0.7472in"/>
    </style:style>
    <style:style style:name="co17" style:family="table-column">
      <style:table-column-properties fo:break-before="auto" style:column-width="0.6339in"/>
    </style:style>
    <style:style style:name="co18" style:family="table-column">
      <style:table-column-properties fo:break-before="auto" style:column-width="0.6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 table:print="false">
        <table:table-column table:style-name="co3" table:visibility="collapse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商品名</text:p>
          </table:table-cell>
          <table:table-cell table:style-name="ce1" office:value-type="string">
            <text:p>价格</text:p>
          </table:table-cell>
          <table:table-cell table:style-name="ce1" office:value-type="string">
            <text:p>品牌</text:p>
          </table:table-cell>
          <table:table-cell table:style-name="ce1" office:value-type="string">
            <text:p>颜色</text:p>
          </table:table-cell>
          <table:table-cell table:style-name="ce1" office:value-type="string">
            <text:p>适用机型</text:p>
          </table:table-cell>
          <table:table-cell table:style-name="ce1" office:value-type="string">
            <text:p>样式</text:p>
          </table:table-cell>
          <table:table-cell table:style-name="ce1" office:value-type="string">
            <text:p>材质</text:p>
          </table:table-cell>
          <table:table-cell table:style-name="ce1" office:value-type="string">
            <text:p>特点</text:p>
          </table:table-cell>
          <table:table-cell table:style-name="ce1" office:value-type="string">
            <text:p>汇总[材质+特点]</text:p>
          </table:table-cell>
          <table:table-cell table:style-name="ce1" office:value-type="string">
            <text:p>描述</text:p>
          </table:table-cell>
          <table:table-cell table:style-name="ce1" office:value-type="string">
            <text:p>URL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28">
            <text:p>128</text:p>
          </table:table-cell>
          <table:table-cell office:value-type="string">
            <text:p>Wisebrave/威斯博瑞</text:p>
          </table:table-cell>
          <table:table-cell office:value-type="string">
            <text:p>黑色/红色/咖啡色</text:p>
          </table:table-cell>
          <table:table-cell office:value-type="string">
            <text:p>ipad</text:p>
          </table:table-cell>
          <table:table-cell office:value-type="string">
            <text:p>上下开</text:p>
          </table:table-cell>
          <table:table-cell office:value-type="string">
            <text:p>真皮</text:p>
          </table:table-cell>
          <table:table-cell office:value-type="string">
            <text:p>[防滑,暗磁扣/支架</text:p>
          </table:table-cell>
          <table:table-cell table:formula="of:=CONCATENATE([.G2];&quot;/&quot;;[.H2])" office:value-type="string" office:string-value="真皮/[防滑,暗磁扣/支架">
            <text:p>真皮/[防滑,暗磁扣/支架</text:p>
          </table:table-cell>
          <table:table-cell office:value-type="string">
            <text:p>威斯博瑞立式真皮保护套，内部采用复合防滑材料，隐藏式磁扣，多重开口。</text:p>
          </table:table-cell>
          <table:table-cell office:value-type="string">
            <text:p>http://item.taobao.com/item.htm?id=5999578016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218">
            <text:p>218</text:p>
          </table:table-cell>
          <table:table-cell office:value-type="string">
            <text:p>SWITCHEASY</text:p>
          </table:table-cell>
          <table:table-cell office:value-type="string">
            <text:p>黑色/白色/灰色/蓝色/紫色/黄色</text:p>
          </table:table-cell>
          <table:table-cell office:value-type="string">
            <text:p>ipad</text:p>
          </table:table-cell>
          <table:table-cell office:value-type="string">
            <text:p>直插式</text:p>
          </table:table-cell>
          <table:table-cell table:style-name="ce3" office:value-type="string">
            <text:p>羽绒</text:p>
          </table:table-cell>
          <table:table-cell office:value-type="string">
            <text:p>超薄/带屏贴/带擦拭布/带刮板/绒毛/亮面/支架</text:p>
          </table:table-cell>
          <table:table-cell table:formula="of:=CONCATENATE([.G3];&quot;/&quot;;[.H3])" office:value-type="string" office:string-value="羽绒/超薄/带屏贴/带擦拭布/带刮板/绒毛/亮面/支架">
            <text:p>羽绒/超薄/带屏贴/带擦拭布/带刮板/绒毛/亮面/支架</text:p>
          </table:table-cell>
          <table:table-cell office:value-type="string">
            <text:p>TRIG羽绒直插式保护套，亮面材质，有效防水防滑，可换档。</text:p>
          </table:table-cell>
          <table:table-cell office:value-type="string">
            <text:p>http://item.taobao.com/item.htm?id=74976796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style-name="ce3" office:value-type="string">
            <text:p>SWITCHEASY</text:p>
          </table:table-cell>
          <table:table-cell office:value-type="string">
            <text:p>黑色/白色/灰色/红色</text:p>
          </table:table-cell>
          <table:table-cell/>
          <table:table-cell table:style-name="ce3" office:value-type="string">
            <text:p>直插式</text:p>
          </table:table-cell>
          <table:table-cell office:value-type="string">
            <text:p>Pu皮/人造皮革</text:p>
          </table:table-cell>
          <table:table-cell office:value-type="string">
            <text:p>可折叠支架/蛇皮纹/带屏贴/带擦拭布/带刮板/支架</text:p>
          </table:table-cell>
          <table:table-cell table:formula="of:=CONCATENATE([.G4];&quot;/&quot;;[.H4])" office:value-type="string" office:string-value="Pu皮/人造皮革/可折叠支架/蛇皮纹/带屏贴/带擦拭布/带刮板/支架">
            <text:p>Pu皮/人造皮革/可折叠支架/蛇皮纹/带屏贴/带擦拭布/带刮板/支架</text:p>
          </table:table-cell>
          <table:table-cell/>
          <table:table-cell office:value-type="string">
            <text:p><text:a xlink:href="http://item.tmall.com/item.htm?id=5777149770">http://item.tmall.com/item.htm?id=5777149770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58">
            <text:p>158</text:p>
          </table:table-cell>
          <table:table-cell office:value-type="string">
            <text:p>K-OK</text:p>
          </table:table-cell>
          <table:table-cell office:value-type="string">
            <text:p>黑色/红色</text:p>
          </table:table-cell>
          <table:table-cell office:value-type="string">
            <text:p>ipad</text:p>
          </table:table-cell>
          <table:table-cell office:value-type="string">
            <text:p>左右开</text:p>
          </table:table-cell>
          <table:table-cell office:value-type="string">
            <text:p>PU皮</text:p>
          </table:table-cell>
          <table:table-cell table:style-name="ce3" office:value-type="string">
            <text:p>车载式/蛇皮纹/背带/3档/横竖变换/支架</text:p>
          </table:table-cell>
          <table:table-cell table:formula="of:=CONCATENATE([.G5];&quot;/&quot;;[.H5])" office:value-type="string" office:string-value="PU皮/车载式/蛇皮纹/背带/3档/横竖变换/支架">
            <text:p>PU皮/车载式/蛇皮纹/背带/3档/横竖变换/支架</text:p>
          </table:table-cell>
          <table:table-cell office:value-type="string">
            <text:p>K-OK车载式皮套，自带高强度背带，便于直接绑在汽车后座。</text:p>
          </table:table-cell>
          <table:table-cell office:value-type="string">
            <text:p><text:a xlink:href="http://item.taobao.com/item.htm?id=6193967189">http://item.taobao.com/item.htm?id=6193967189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218">
            <text:p>218</text:p>
          </table:table-cell>
          <table:table-cell office:value-type="string">
            <text:p>K-OK</text:p>
          </table:table-cell>
          <table:table-cell office:value-type="string">
            <text:p>红色/橘色</text:p>
          </table:table-cell>
          <table:table-cell office:value-type="string">
            <text:p>ipad</text:p>
          </table:table-cell>
          <table:table-cell office:value-type="string">
            <text:p>左右开</text:p>
          </table:table-cell>
          <table:table-cell office:value-type="string">
            <text:p>真皮</text:p>
          </table:table-cell>
          <table:table-cell office:value-type="string">
            <text:p>裂纹/3档/支架/带屏贴/带擦拭布</text:p>
          </table:table-cell>
          <table:table-cell table:formula="of:=CONCATENATE([.G6];&quot;/&quot;;[.H6])" office:value-type="string" office:string-value="真皮/裂纹/3档/支架/带屏贴/带擦拭布">
            <text:p>真皮/裂纹/3档/支架/带屏贴/带擦拭布</text:p>
          </table:table-cell>
          <table:table-cell office:value-type="string">
            <text:p>K-OK立式真皮保护套，支架可换档，有真皮和PU皮两种不同的材质可以选择。</text:p>
          </table:table-cell>
          <table:table-cell office:value-type="string">
            <text:p><text:a xlink:href="http://item.taobao.com/item.htm?id=7185826839">http://item.taobao.com/item.htm?id=7185826839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208">
            <text:p>208</text:p>
          </table:table-cell>
          <table:table-cell office:value-type="string">
            <text:p>ETNA/埃特纳</text:p>
          </table:table-cell>
          <table:table-cell office:value-type="string">
            <text:p>黑色</text:p>
          </table:table-cell>
          <table:table-cell office:value-type="string">
            <text:p>ipad</text:p>
          </table:table-cell>
          <table:table-cell office:value-type="string">
            <text:p>左右开</text:p>
          </table:table-cell>
          <table:table-cell office:value-type="string">
            <text:p>真皮/人造皮革</text:p>
          </table:table-cell>
          <table:table-cell office:value-type="string">
            <text:p>意大利/高强度/十字纹/支架</text:p>
          </table:table-cell>
          <table:table-cell table:formula="of:=CONCATENATE([.G7];&quot;/&quot;;[.H7])" office:value-type="string" office:string-value="真皮/人造皮革/意大利/高强度/十字纹/支架">
            <text:p>真皮/人造皮革/意大利/高强度/十字纹/支架</text:p>
          </table:table-cell>
          <table:table-cell office:value-type="string">
            <text:p>ETNA意大利进口十字纹真皮保护套，立式支架，全手工制作的高品质产品。</text:p>
          </table:table-cell>
          <table:table-cell office:value-type="string">
            <text:p>http://item.taobao.com/item.htm?id=8125548269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260">
            <text:p>260</text:p>
          </table:table-cell>
          <table:table-cell office:value-type="string">
            <text:p>ETNA/埃特纳</text:p>
          </table:table-cell>
          <table:table-cell office:value-type="string">
            <text:p>黑色</text:p>
          </table:table-cell>
          <table:table-cell office:value-type="string">
            <text:p>ipad</text:p>
          </table:table-cell>
          <table:table-cell office:value-type="string">
            <text:p>直插式</text:p>
          </table:table-cell>
          <table:table-cell office:value-type="string">
            <text:p>真皮/人造皮革</text:p>
          </table:table-cell>
          <table:table-cell office:value-type="string">
            <text:p>意大利/高强度/十字纹/超薄</text:p>
          </table:table-cell>
          <table:table-cell table:formula="of:=CONCATENATE([.G8];&quot;/&quot;;[.H8])" office:value-type="string" office:string-value="真皮/人造皮革/意大利/高强度/十字纹/超薄">
            <text:p>真皮/人造皮革/意大利/高强度/十字纹/超薄</text:p>
          </table:table-cell>
          <table:table-cell table:style-name="ce3" office:value-type="string">
            <text:p>ETNA意大利十字纹真皮进口超薄保护套。内衬采用韩国真超纤，更好的保护机身。</text:p>
          </table:table-cell>
          <table:table-cell office:value-type="string">
            <text:p><text:a xlink:href="http://item.taobao.com/item.htm?id=5260076113">http://item.taobao.com/item.htm?id=5260076113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45">
            <text:p>145</text:p>
          </table:table-cell>
          <table:table-cell office:value-type="string">
            <text:p>古古美美</text:p>
          </table:table-cell>
          <table:table-cell office:value-type="string">
            <text:p>黑色/紫色/银色/绿色/白色/棕色</text:p>
          </table:table-cell>
          <table:table-cell office:value-type="string">
            <text:p>ipad</text:p>
          </table:table-cell>
          <table:table-cell office:value-type="string">
            <text:p>左右开</text:p>
          </table:table-cell>
          <table:table-cell office:value-type="string">
            <text:p>PU皮</text:p>
          </table:table-cell>
          <table:table-cell office:value-type="string">
            <text:p>防滑/双色搭配/左右护垫/5档/支架</text:p>
          </table:table-cell>
          <table:table-cell table:formula="of:=CONCATENATE([.G9];&quot;/&quot;;[.H9])" office:value-type="string" office:string-value="PU皮/防滑/双色搭配/左右护垫/5档/支架">
            <text:p>PU皮/防滑/双色搭配/左右护垫/5档/支架</text:p>
          </table:table-cell>
          <table:table-cell office:value-type="string">
            <text:p>古古美美ipad保护套，有多种颜色可以选择，网上最热卖的ipad配件品牌之一。</text:p>
          </table:table-cell>
          <table:table-cell office:value-type="string">
            <text:p>http://item.taobao.com/item.htm?id=5209701435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228">
            <text:p>228</text:p>
          </table:table-cell>
          <table:table-cell office:value-type="string">
            <text:p>古古美美</text:p>
          </table:table-cell>
          <table:table-cell office:value-type="string">
            <text:p>深红</text:p>
          </table:table-cell>
          <table:table-cell office:value-type="string">
            <text:p>ipad</text:p>
          </table:table-cell>
          <table:table-cell office:value-type="string">
            <text:p>直插式</text:p>
          </table:table-cell>
          <table:table-cell office:value-type="string">
            <text:p>真皮</text:p>
          </table:table-cell>
          <table:table-cell office:value-type="string">
            <text:p>亮面/带屏贴/带绕线器</text:p>
          </table:table-cell>
          <table:table-cell table:formula="of:=CONCATENATE([.G10];&quot;/&quot;;[.H10])" office:value-type="string" office:string-value="真皮/亮面/带屏贴/带绕线器">
            <text:p>真皮/亮面/带屏贴/带绕线器</text:p>
          </table:table-cell>
          <table:table-cell office:value-type="string">
            <text:p>古古美美简约直插式真皮保护套，内部采用超细毛绒，附赠屏幕贴。</text:p>
          </table:table-cell>
          <table:table-cell office:value-type="string">
            <text:p>http://item.taobao.com/item.htm?id=5019243259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79">
            <text:p>179</text:p>
          </table:table-cell>
          <table:table-cell office:value-type="string">
            <text:p>古古美美</text:p>
          </table:table-cell>
          <table:table-cell office:value-type="string">
            <text:p>黑色/银色/金色/橙色/白色</text:p>
          </table:table-cell>
          <table:table-cell office:value-type="string">
            <text:p>ipad</text:p>
          </table:table-cell>
          <table:table-cell office:value-type="string">
            <text:p>左右开</text:p>
          </table:table-cell>
          <table:table-cell office:value-type="string">
            <text:p>PU皮</text:p>
          </table:table-cell>
          <table:table-cell table:style-name="ce3" office:value-type="string">
            <text:p>车载式/背带/4档</text:p>
          </table:table-cell>
          <table:table-cell table:formula="of:=CONCATENATE([.G11];&quot;/&quot;;[.H11])" office:value-type="string" office:string-value="PU皮/车载式/背带/4档">
            <text:p>PU皮/车载式/背带/4档</text:p>
          </table:table-cell>
          <table:table-cell office:value-type="string">
            <text:p>古古美美车载式保护套，特殊的背带设计可以将ipad直接固定在汽车上。</text:p>
          </table:table-cell>
          <table:table-cell office:value-type="string">
            <text:p>http://item.tmall.com/item.htm?id=6043374875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18">
            <text:p>118</text:p>
          </table:table-cell>
          <table:table-cell office:value-type="string">
            <text:p>古古美美</text:p>
          </table:table-cell>
          <table:table-cell office:value-type="string">
            <text:p>黑色</text:p>
          </table:table-cell>
          <table:table-cell office:value-type="string">
            <text:p>ipad</text:p>
          </table:table-cell>
          <table:table-cell office:value-type="string">
            <text:p>左右开</text:p>
          </table:table-cell>
          <table:table-cell office:value-type="string">
            <text:p>PU皮</text:p>
          </table:table-cell>
          <table:table-cell table:style-name="ce3" office:value-type="string">
            <text:p>带屏贴/横竖变换/支架</text:p>
          </table:table-cell>
          <table:table-cell table:formula="of:=CONCATENATE([.G12];&quot;/&quot;;[.H12])" office:value-type="string" office:string-value="PU皮/带屏贴/横竖变换/支架">
            <text:p>PU皮/带屏贴/横竖变换/支架</text:p>
          </table:table-cell>
          <table:table-cell office:value-type="string">
            <text:p>古古美美相框式保护 套，支架可以横竖变换。</text:p>
          </table:table-cell>
          <table:table-cell table:style-name="ce5" office:value-type="string">
            <text:p>http://item.tmall.com/item.htm?id=5621350443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240">
            <text:p>240</text:p>
          </table:table-cell>
          <table:table-cell office:value-type="string">
            <text:p>BELKIN/贝尔金</text:p>
          </table:table-cell>
          <table:table-cell office:value-type="string">
            <text:p>黑色</text:p>
          </table:table-cell>
          <table:table-cell office:value-type="string">
            <text:p>ipad</text:p>
          </table:table-cell>
          <table:table-cell office:value-type="string">
            <text:p>左右开</text:p>
          </table:table-cell>
          <table:table-cell office:value-type="string">
            <text:p>真皮</text:p>
          </table:table-cell>
          <table:table-cell office:value-type="string">
            <text:p>防滑/背带</text:p>
          </table:table-cell>
          <table:table-cell table:formula="of:=CONCATENATE([.G13];&quot;/&quot;;[.H13])" office:value-type="string" office:string-value="真皮/防滑/背带">
            <text:p>真皮/防滑/背带</text:p>
          </table:table-cell>
          <table:table-cell office:value-type="string">
            <text:p>贝尔金翻盖真皮保护套，经过防滑处理，可选黑色、紫色。</text:p>
          </table:table-cell>
          <table:table-cell office:value-type="string">
            <text:p>http://item.taobao.com/item.htm?id=7202013660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238">
            <text:p>238</text:p>
          </table:table-cell>
          <table:table-cell office:value-type="string">
            <text:p>BELKIN/贝尔金</text:p>
          </table:table-cell>
          <table:table-cell office:value-type="string">
            <text:p>黑色</text:p>
          </table:table-cell>
          <table:table-cell office:value-type="string">
            <text:p>ipad</text:p>
          </table:table-cell>
          <table:table-cell office:value-type="string">
            <text:p>直插式</text:p>
          </table:table-cell>
          <table:table-cell office:value-type="string">
            <text:p>真皮</text:p>
          </table:table-cell>
          <table:table-cell table:number-columns-repeated="2"/>
          <table:table-cell office:value-type="string">
            <text:p>贝尔金直插式真皮保护套，加固边角，避免产品撞伤。</text:p>
          </table:table-cell>
          <table:table-cell office:value-type="string">
            <text:p>http://spu.tmall.com/spu-118681819---0--.htm?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88">
            <text:p>188</text:p>
          </table:table-cell>
          <table:table-cell office:value-type="string">
            <text:p>BELKIN/贝尔金</text:p>
          </table:table-cell>
          <table:table-cell office:value-type="string">
            <text:p>黑色/蓝色/紫色</text:p>
          </table:table-cell>
          <table:table-cell office:value-type="string">
            <text:p>ipad</text:p>
          </table:table-cell>
          <table:table-cell office:value-type="string">
            <text:p>直插式</text:p>
          </table:table-cell>
          <table:table-cell office:value-type="string">
            <text:p>硅胶</text:p>
          </table:table-cell>
          <table:table-cell office:value-type="string">
            <text:p>波浪纹</text:p>
          </table:table-cell>
          <table:table-cell/>
          <table:table-cell office:value-type="string">
            <text:p>贝尔金硅胶半透明保护套，表面纹路可以有效防止手滑。</text:p>
          </table:table-cell>
          <table:table-cell office:value-type="string">
            <text:p><text:a xlink:href="http://item.taobao.com/item.htm?id=7546071552">http://item.taobao.com/item.htm?id=7546071552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130">
            <text:p>130</text:p>
          </table:table-cell>
          <table:table-cell office:value-type="string">
            <text:p>Yoobao/羽博</text:p>
          </table:table-cell>
          <table:table-cell office:value-type="string">
            <text:p>蓝色+白色(牛仔)</text:p>
          </table:table-cell>
          <table:table-cell office:value-type="string">
            <text:p>ipad</text:p>
          </table:table-cell>
          <table:table-cell office:value-type="string">
            <text:p>左右开/支架</text:p>
          </table:table-cell>
          <table:table-cell office:value-type="string">
            <text:p>真皮</text:p>
          </table:table-cell>
          <table:table-cell table:number-columns-repeated="2"/>
          <table:table-cell office:value-type="string">
            <text:p>羽博牛仔系列真皮保护 套，左右开，支架功能。</text:p>
          </table:table-cell>
          <table:table-cell office:value-type="string">
            <text:p>http://item.tmall.com/item.htm?id=6954944102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Ipad保护套</text:p>
          </table:table-cell>
          <table:table-cell office:value-type="float" office:value="152">
            <text:p>152</text:p>
          </table:table-cell>
          <table:table-cell office:value-type="string">
            <text:p>Yoobao/羽博</text:p>
          </table:table-cell>
          <table:table-cell office:value-type="string">
            <text:p>黑色/黄色</text:p>
          </table:table-cell>
          <table:table-cell office:value-type="string">
            <text:p>ipad</text:p>
          </table:table-cell>
          <table:table-cell office:value-type="string">
            <text:p>左右开/支架</text:p>
          </table:table-cell>
          <table:table-cell office:value-type="string">
            <text:p>真皮</text:p>
          </table:table-cell>
          <table:table-cell table:number-columns-repeated="2"/>
          <table:table-cell office:value-type="string">
            <text:p>羽博真皮保护 套，黑、黄双色，支架功能。</text:p>
          </table:table-cell>
          <table:table-cell office:value-type="string">
            <text:p>http://spu.tmall.com/spu-121758597---0--.htm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Ipad保护套</text:p>
          </table:table-cell>
          <table:table-cell office:value-type="float" office:value="118">
            <text:p>118</text:p>
          </table:table-cell>
          <table:table-cell office:value-type="string">
            <text:p>Yoobao/羽博</text:p>
          </table:table-cell>
          <table:table-cell office:value-type="string">
            <text:p>红色/紫色/棕色</text:p>
          </table:table-cell>
          <table:table-cell office:value-type="string">
            <text:p>ipad</text:p>
          </table:table-cell>
          <table:table-cell office:value-type="string">
            <text:p>左右开/支架/3档</text:p>
          </table:table-cell>
          <table:table-cell office:value-type="string">
            <text:p>人造皮革</text:p>
          </table:table-cell>
          <table:table-cell table:number-columns-repeated="2"/>
          <table:table-cell office:value-type="string">
            <text:p>羽博保护套，3色可选，直接功能，可换档。</text:p>
          </table:table-cell>
          <table:table-cell office:value-type="string">
            <text:p>http://item.tmall.com/item.htm?id=9144574319&amp;is_b=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Ipad保护套</text:p>
          </table:table-cell>
          <table:table-cell office:value-type="float" office:value="43">
            <text:p>43</text:p>
          </table:table-cell>
          <table:table-cell office:value-type="string">
            <text:p>anyts/超越</text:p>
          </table:table-cell>
          <table:table-cell office:value-type="string">
            <text:p>黑色</text:p>
          </table:table-cell>
          <table:table-cell office:value-type="string">
            <text:p>ipad</text:p>
          </table:table-cell>
          <table:table-cell office:value-type="string">
            <text:p>上下开/支架</text:p>
          </table:table-cell>
          <table:table-cell office:value-type="string">
            <text:p>PU皮</text:p>
          </table:table-cell>
          <table:table-cell table:number-columns-repeated="2"/>
          <table:table-cell office:value-type="string">
            <text:p>ANYTS上下开相框式保护 套。</text:p>
          </table:table-cell>
          <table:table-cell table:style-name="ce4" office:value-type="string">
            <text:p><text:a xlink:href="http://item.taobao.com/item.htm?id=6749633638">http://item.taobao.com/item.htm?id=6749633638</text:a>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Ipad保护套</text:p>
          </table:table-cell>
          <table:table-cell office:value-type="float" office:value="58">
            <text:p>58</text:p>
          </table:table-cell>
          <table:table-cell office:value-type="string">
            <text:p>anyts/超越</text:p>
          </table:table-cell>
          <table:table-cell office:value-type="string">
            <text:p>红色/咖啡色</text:p>
          </table:table-cell>
          <table:table-cell office:value-type="string">
            <text:p>ipad</text:p>
          </table:table-cell>
          <table:table-cell office:value-type="string">
            <text:p>左右开</text:p>
          </table:table-cell>
          <table:table-cell office:value-type="string">
            <text:p>PU皮</text:p>
          </table:table-cell>
          <table:table-cell table:number-columns-repeated="2"/>
          <table:table-cell office:value-type="string">
            <text:p>ANYTS左右开保护套。</text:p>
          </table:table-cell>
          <table:table-cell office:value-type="string">
            <text:p><text:a xlink:href="http://item.tmall.com/item.htm?id=6748169542">http://item.tmall.com/item.htm?id=6748169542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68">
            <text:p>68</text:p>
          </table:table-cell>
          <table:table-cell office:value-type="string">
            <text:p>anyts/超越</text:p>
          </table:table-cell>
          <table:table-cell office:value-type="string">
            <text:p>天蓝色</text:p>
          </table:table-cell>
          <table:table-cell office:value-type="string">
            <text:p>ipad</text:p>
          </table:table-cell>
          <table:table-cell office:value-type="string">
            <text:p>左右开/支架</text:p>
          </table:table-cell>
          <table:table-cell office:value-type="string">
            <text:p>PU皮</text:p>
          </table:table-cell>
          <table:table-cell office:value-type="string">
            <text:p>内部卡槽</text:p>
          </table:table-cell>
          <table:table-cell/>
          <table:table-cell office:value-type="string">
            <text:p>ANYTS天蓝色保护套，支架式设计，表面经过处理可以有效防止灰尘。</text:p>
          </table:table-cell>
          <table:table-cell office:value-type="string">
            <text:p><text:a xlink:href="http://item.tmall.com/item.htm?id=7979709318&amp;is_b=1">http://item.tmall.com/item.htm?id=7979709318&amp;is_b=1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48">
            <text:p>48</text:p>
          </table:table-cell>
          <table:table-cell office:value-type="string">
            <text:p>anyts/超越</text:p>
          </table:table-cell>
          <table:table-cell office:value-type="string">
            <text:p>黑色/桃红色/黄色/粉色/蓝色/紫色</text:p>
          </table:table-cell>
          <table:table-cell office:value-type="string">
            <text:p>ipad</text:p>
          </table:table-cell>
          <table:table-cell office:value-type="string">
            <text:p>直插式</text:p>
          </table:table-cell>
          <table:table-cell office:value-type="string">
            <text:p>PU皮</text:p>
          </table:table-cell>
          <table:table-cell table:number-columns-repeated="2"/>
          <table:table-cell office:value-type="string">
            <text:p>ANYTS多色超薄内胆包。</text:p>
          </table:table-cell>
          <table:table-cell office:value-type="string">
            <text:p><text:a xlink:href="http://item.tmall.com/item.htm?id=5475184586&amp;is_b=1">http://item.tmall.com/item.htm?id=5475184586&amp;is_b=1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48">
            <text:p>48</text:p>
          </table:table-cell>
          <table:table-cell office:value-type="string">
            <text:p>anyts/超越</text:p>
          </table:table-cell>
          <table:table-cell office:value-type="string">
            <text:p>橙色+黑色/蓝色+黑色/黑色+白色(斑马纹)</text:p>
          </table:table-cell>
          <table:table-cell office:value-type="string">
            <text:p>ipad</text:p>
          </table:table-cell>
          <table:table-cell office:value-type="string">
            <text:p>直插式</text:p>
          </table:table-cell>
          <table:table-cell office:value-type="string">
            <text:p>PU皮</text:p>
          </table:table-cell>
          <table:table-cell table:number-columns-repeated="2"/>
          <table:table-cell office:value-type="string">
            <text:p>ANYTS斑马纹保护套，超薄设计。</text:p>
          </table:table-cell>
          <table:table-cell office:value-type="string">
            <text:p><text:a xlink:href="http://item.tmall.com/item.htm?id=6718701644&amp;is_b=1">http://item.tmall.com/item.htm?id=6718701644&amp;is_b=1</text:a>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Ipad保护套</text:p>
          </table:table-cell>
          <table:table-cell office:value-type="float" office:value="150">
            <text:p>150</text:p>
          </table:table-cell>
          <table:table-cell office:value-type="string">
            <text:p>imak</text:p>
          </table:table-cell>
          <table:table-cell office:value-type="string">
            <text:p>黑色</text:p>
          </table:table-cell>
          <table:table-cell office:value-type="string">
            <text:p>ipad</text:p>
          </table:table-cell>
          <table:table-cell office:value-type="string">
            <text:p>左右开/支架</text:p>
          </table:table-cell>
          <table:table-cell office:value-type="string">
            <text:p>真皮</text:p>
          </table:table-cell>
          <table:table-cell table:number-columns-repeated="2"/>
          <table:table-cell office:value-type="string">
            <text:p>imak真皮保护套，左右开，带支架。</text:p>
          </table:table-cell>
          <table:table-cell office:value-type="string">
            <text:p><text:span text:style-name="T1"><text:a xlink:href="http://spu.tmall.com/spu-121614905---0--.htm">http://spu.tmall.com/spu-121614905---0--.htm</text:a></text:span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238">
            <text:p>238</text:p>
          </table:table-cell>
          <table:table-cell office:value-type="string">
            <text:p>Momax/摩米士</text:p>
          </table:table-cell>
          <table:table-cell office:value-type="string">
            <text:p>黑色/白色/红色(豹纹)</text:p>
          </table:table-cell>
          <table:table-cell office:value-type="string">
            <text:p>ipad</text:p>
          </table:table-cell>
          <table:table-cell office:value-type="string">
            <text:p>左右开/支架</text:p>
          </table:table-cell>
          <table:table-cell office:value-type="string">
            <text:p>PU皮</text:p>
          </table:table-cell>
          <table:table-cell table:number-columns-repeated="2"/>
          <table:table-cell office:value-type="string">
            <text:p>Momax豹纹保护套，内置TPU软套，可以轻松装卸，便于清洗。</text:p>
          </table:table-cell>
          <table:table-cell office:value-type="string">
            <text:p><text:a xlink:href="http://item.tmall.com/item.htm?id=8463135821&amp;is_b=1">http://item.tmall.com/item.htm?id=8463135821&amp;is_b=1</text:a>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Ipad保护套</text:p>
          </table:table-cell>
          <table:table-cell office:value-type="float" office:value="580">
            <text:p>580</text:p>
          </table:table-cell>
          <table:table-cell table:style-name="ce4" office:value-type="string">
            <text:p>PDair</text:p>
          </table:table-cell>
          <table:table-cell office:value-type="string">
            <text:p>棕色</text:p>
          </table:table-cell>
          <table:table-cell office:value-type="string">
            <text:p>ipad</text:p>
          </table:table-cell>
          <table:table-cell office:value-type="string">
            <text:p>上下开/支架</text:p>
          </table:table-cell>
          <table:table-cell office:value-type="string">
            <text:p>真皮</text:p>
          </table:table-cell>
          <table:table-cell table:number-columns-repeated="2"/>
          <table:table-cell office:value-type="string">
            <text:p>Pdair真皮保护套，上下开。</text:p>
          </table:table-cell>
          <table:table-cell table:style-name="ce4" office:value-type="string">
            <text:p><text:a xlink:href="http://item.taobao.com/item.htm?id=6834567157">http://item.taobao.com/item.htm?id=6834567157</text:a></text:p>
          </table:table-cell>
          <table:table-cell table:number-columns-repeated="12"/>
        </table:table-row>
        <table:table-row table:style-name="ro1">
          <table:table-cell office:value-type="string">
            <text:p>Ipad保护套</text:p>
          </table:table-cell>
          <table:table-cell office:value-type="float" office:value="399">
            <text:p>399</text:p>
          </table:table-cell>
          <table:table-cell office:value-type="string">
            <text:p>simplism</text:p>
          </table:table-cell>
          <table:table-cell office:value-type="string">
            <text:p>黑色/白色/红色/棕色</text:p>
          </table:table-cell>
          <table:table-cell office:value-type="string">
            <text:p>ipad</text:p>
          </table:table-cell>
          <table:table-cell office:value-type="string">
            <text:p>上下开/肩背</text:p>
          </table:table-cell>
          <table:table-cell office:value-type="string">
            <text:p>真皮</text:p>
          </table:table-cell>
          <table:table-cell table:number-columns-repeated="2"/>
          <table:table-cell office:value-type="string">
            <text:p>simplism卡其色真皮保护套，附带可调长度的肩带，可以把ipad像画板一样挂在脖子上。</text:p>
          </table:table-cell>
          <table:table-cell table:style-name="ce4" office:value-type="string">
            <text:p><text:a xlink:href="http://item.taobao.com/item.htm?id=7071578897">http://item.taobao.com/item.htm?id=7071578897</text:a>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18:3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gh </meta:initial-creator>
    <meta:creation-date>2011-03-08T10:57:29</meta:creation-date>
    <dc:date>2011-05-05T18:35:40</dc:date>
    <dc:creator>Hugh </dc:creator>
    <meta:editing-duration>PT22H53M51S</meta:editing-duration>
    <meta:editing-cycles>71</meta:editing-cycles>
    <meta:generator>OpenOffice.org/3.2$Linux OpenOffice.org_project/320m12$Build-9483</meta:generator>
    <meta:document-statistic meta:table-count="3" meta:cell-count="268" meta:object-count="0"/>
  </office:meta>
</office:document-meta>
</file>